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0e35a" officeooo:paragraph-rsid="0000e35a"/>
    </style:style>
    <style:style style:name="P2" style:family="paragraph" style:parent-style-name="Text_20_body">
      <style:paragraph-properties fo:margin-left="0in" fo:margin-right="0in" fo:text-indent="0.2402in" style:auto-text-indent="false"/>
      <style:text-properties officeooo:rsid="0000e35a" officeooo:paragraph-rsid="0000e35a"/>
    </style:style>
    <style:style style:name="P3" style:family="paragraph" style:parent-style-name="Subtitle">
      <style:text-properties officeooo:rsid="0000e35a" officeooo:paragraph-rsid="0000e35a"/>
    </style:style>
    <style:style style:name="P4" style:family="paragraph" style:parent-style-name="Heading_20_1">
      <style:paragraph-properties fo:break-before="page"/>
      <style:text-properties officeooo:rsid="0000e35a" officeooo:paragraph-rsid="0000e35a"/>
    </style:style>
    <style:style style:name="T1" style:family="text">
      <style:text-properties officeooo:rsid="0000e35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<text:span text:style-name="T1">iniShell</text:span></text:p>
      <text:p text:style-name="P3">Sistemas Operativos</text:p>
      <text:p text:style-name="P3">David Ángel Leo Acedo y Silvia Moreno Uribarri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1"/>
      <text:h text:style-name="P4" text:outline-level="1">Descripción del código: funciones implementadas</text:h>
      <text:p text:style-name="P2">La elaboración del código de esta práctica ha estado marcada desde su inicio por un gran deseo de modulariz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6:08:11.888290847</meta:creation-date>
    <dc:date>2016-06-06T16:15:50.950406976</dc:date>
    <meta:editing-duration>PT7M40S</meta:editing-duration>
    <meta:editing-cycles>1</meta:editing-cycles>
    <meta:document-statistic meta:table-count="0" meta:image-count="0" meta:object-count="0" meta:page-count="2" meta:paragraph-count="6" meta:word-count="38" meta:character-count="250" meta:non-whitespace-character-count="218"/>
    <meta:generator>LibreOffice/5.0.5.2$Linux_X86_64 LibreOffice_project/00m0$Build-2</meta:generator>
  </office:meta>
</office:document-meta>
</file>